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f621" officeooo:paragraph-rsid="0016f621"/>
    </style:style>
    <style:style style:name="P2" style:family="paragraph" style:parent-style-name="Standard">
      <style:text-properties officeooo:rsid="0018f58a" officeooo:paragraph-rsid="0018f58a"/>
    </style:style>
    <style:style style:name="P3" style:family="paragraph" style:parent-style-name="Standard" style:list-style-name="L1">
      <style:text-properties officeooo:rsid="0016f621" officeooo:paragraph-rsid="0016f621"/>
    </style:style>
    <style:style style:name="P4" style:family="paragraph" style:parent-style-name="Standard" style:list-style-name="L2">
      <style:text-properties officeooo:rsid="0016f621" officeooo:paragraph-rsid="0016f621"/>
    </style:style>
    <style:style style:name="P5" style:family="paragraph" style:parent-style-name="Standard" style:list-style-name="L2">
      <style:text-properties officeooo:rsid="0018f58a" officeooo:paragraph-rsid="0018f58a"/>
    </style:style>
    <style:style style:name="P6" style:family="paragraph" style:parent-style-name="Standard" style:list-style-name="L3">
      <style:text-properties officeooo:rsid="0018f58a" officeooo:paragraph-rsid="0018f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alism</text:p>
      <text:list xml:id="list8762117991882556959" text:style-name="L1">
        <text:list-item>
          <text:p text:style-name="P3">Human beings are immaterial minds within material bodies</text:p>
        </text:list-item>
        <text:list-item>
          <text:p text:style-name="P3">Ancient view</text:p>
        </text:list-item>
        <text:list-item>
          <text:p text:style-name="P3">Mind is very different from body </text:p>
        </text:list-item>
        <text:list-item>
          <text:p text:style-name="P3">If the mind is immaterial is it not part of the physical world?</text:p>
        </text:list-item>
        <text:list-item>
          <text:p text:style-name="P3">How can the mind reach into the physical world and affect it?*</text:p>
        </text:list-item>
      </text:list>
      <text:p text:style-name="P1">Materialism</text:p>
      <text:list xml:id="list5459894821927372739" text:style-name="L2">
        <text:list-item>
          <text:p text:style-name="P4">Only one thing in human nature – the material body that we observe with our senses</text:p>
        </text:list-item>
        <text:list-item>
          <text:p text:style-name="P4">Processes like thought are really nothing more than physical and chemical processes.</text:p>
        </text:list-item>
        <text:list-item>
          <text:p text:style-name="P4">States of consciousness the same as states of the brain which is a physical organ</text:p>
        </text:list-item>
        <text:list-item>
          <text:p text:style-name="P5">Based on physical evidence</text:p>
        </text:list-item>
        <text:list-item>
          <text:p text:style-name="P5">The human person is also made of matter.</text:p>
        </text:list-item>
      </text:list>
      <text:p text:style-name="P2">Behaviourism</text:p>
      <text:list xml:id="list4505858860858224790" text:style-name="L3">
        <text:list-item>
          <text:p text:style-name="P6">Understands through a psychological lens</text:p>
        </text:list-item>
        <text:list-item>
          <text:p text:style-name="P6">You can understand human nature purely through observation of behaviour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2:54:30.415848934</meta:creation-date>
    <meta:editing-duration>P0D</meta:editing-duration>
    <meta:editing-cycles>2</meta:editing-cycles>
    <meta:generator>LibreOffice/4.1.2.3$Linux_X86_64 LibreOffice_project/410m0$Build-3</meta:generator>
    <dc:date>2013-10-09T13:05:57.609594033</dc:date>
    <meta:document-statistic meta:table-count="0" meta:image-count="0" meta:object-count="0" meta:page-count="1" meta:paragraph-count="16" meta:word-count="126" meta:character-count="693" meta:non-whitespace-character-count="593"/>
  </office:meta>
</office:document-meta>
</file>